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iodion Ucs" svg:font-family="'Triodion Ucs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edorovsk Unicode1"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style:font-name="Fedorovsk Unicode1" fo:font-size="20pt" officeooo:paragraph-rsid="001a5204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style:font-name="Fedorovsk Unicode" officeooo:rsid="001a5204"/>
    </style:style>
    <style:style style:name="T3" style:family="text">
      <style:text-properties style:font-name="Fedorovsk Unicode" officeooo:rsid="001a5204" style:font-name-asian="Fedorovsk Unicode" style:font-name-complex="Fedorovsk Unicode"/>
    </style:style>
    <style:style style:name="T4" style:family="text">
      <style:text-properties style:font-name="Fedorovsk Unicode" officeooo:rsid="001a68e7"/>
    </style:style>
    <style:style style:name="T5" style:family="text">
      <style:text-properties style:font-name="Fedorovsk Unicode" officeooo:rsid="001a68e7" style:font-name-asian="Fedorovsk Unicode" style:font-name-complex="Fedorovsk Unico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<text:span text:style-name="T1">Цⷭ҇А И҆Ю́ЛѦ ВЪ К҃Ѳ ДН҃Ь .</text:span></text:p>
      <text:p text:style-name="P2">К<text:span text:style-name="T1">ᲂнᲁа́къ . гла́съ , в҃ . В</text:span>ы́шнюю крас<text:span text:style-name="T2">ᲂ</text:span>тꙋ̀ ны́нѣ наслѣ́ᲁствᲂва , хрⷭ҇то́вы бо любвѐ свѣ́тлѡ раз̾жиза́емь ѻ҆гне́мъ кали́нниче . є҆мꙋ́же и҆ ны́нѣ преᲁ̾стᲂи́ши , непреста́ннѡ мᲂлѧ̀ ѡ҆ всѣ́хъ на́съ .</text:p>
      <text:p text:style-name="P2">Р<text:span text:style-name="T1">жⷭ҇тво̀ и҆́же во ст҃ы́хъ ѻ҆ц҃а на́шегѡ нико́лы , а҆рхїєпⷭ҇кпа мирликі́йскагѡ чꙋᲁᲂтво́рца . трᲂпа́рь . гла́съ , ᲁ҃ . Т</text:span>а́йно ᲁерзнᲂве́нїе ᲂу҆пᲂᲁо́билсѧ є҆сѝ мꙋ́ᲁре , цр҃ѧ<text:span text:style-name="T3">́</text:span> бо ѡ҆бличи́лъ є҆сѝ . а҆́гг҃лѡмъ ᲁвᲂкра́ты и҆зба́ви трѝ мꙋ́жи ѿ сме́рти . тѣ́мъ по ᲂу҆спе́нїи твᲂе́мъ сїѧ́еши чꙋᲁесы̀ . ѻ҆́ч҃е на́шъ ст҃лю нико́лае . мᲂлѝ хрⷭ҇та̀ бг҃а спасти́сѧ ᲁш҃а́мъ на́шимъ . <text:span text:style-name="T1">ᲁрꙋгі́и , трᲂпа́рь . гла́съ , ᲁ҃ . Ч</text:span><text:span text:style-name="T4">ѹ</text:span><text:span text:style-name="T5">́</text:span>ᲁнᲂе и҆ сла́внᲂе ржⷭ҇тво̀ твᲂѐ . ст҃лю нико́лае . цр҃кви ᲁне́сь правᲂсла́вныхъ свѣ́тло пра́зᲁнꙋетъ . и҆́бо стᲂѧ́нїемъ но́гꙋ твᲂе́ю ꙗ҆ви́ тѧ гᲁⷭ҇ь . и҆ прᲂвᲂзвѣстѝ бы́ти свѣти́льника . и҆ ᲂу҆чи́телѧ ми́рѧнᲂмъ . ве́сь ми́ръ ѡ҆бᲂгаща́юща и҆ прᲂсвѣща́юща чꙋᲁесы̀ . тѣ́мъ вᲂпїе́мъ ти мᲂлѝ хрⷭ҇та̀ бг҃а спасти́сѧ ᲁш҃а́мъ на́шимъ . <text:span text:style-name="T1">тре́тїи , трᲂпа́рь . гла́съ , г҃ . Ꙗ҆́</text:span>кѡ ᲁрагᲂцѣ́ннᲂе бᲂга́тство прїи́ᲁе к̾ на́мъ ѿ вели́кїѧ рѣкѝ вѧ́тки . в̾ црⷭ҇твꙋющїи се́й гра́ᲁъ на́шъ мᲂсквꙋ̀ , чтⷭ҇на́ѧ и҆ко́на ѻ҆́браза твᲂегѡ̀ ст҃лю нико́лае . и҆ мно́гаѧ ᲂу҆́бѡ чꙋᲁеса̀ в̾ прише́ствїи свᲂе́мъ сᲂтвᲂрѝ , бᲂлѧ́щїѧ и҆сцѣлѝ . и҆ всѧ̀ чл҃ки ᲂу҆ᲁивѝ , сего̀ ра́ᲁи пᲂвелѣ́нїемъ самᲂᲁе́ржца цр҃ѧ списа́сѧ с̾ неѧ̀ сїѧ̀ чтⷭ҇на́ѧ и҆ко́на твᲂѧ̀ . на прᲂсвѣще́нїе и҆ мᲂле́нїе всѣ́мъ лю́ᲁемъ . цр҃ьска гра́ᲁа , ю҆́же ᲁне́сь зри́мъ и҆ пᲂклᲂнѧ́емсѧ є҆́й . мᲂлѧ́ще тѧ таи́нника хрⷭ҇то́ва . <text:soft-page-break/>мᲂлѝ ст҃е ѡ҆ всѣ́хъ на́съ . ᲁарᲂва́ти на́мъ ми́ръ , и҆ ве́лїю млⷭ҇ть . <text:span text:style-name="T1">кᲂнᲁа́къ . гла́съ , ᲁ҃ . В</text:span>ъ ми́рѣхъ рᲂжᲁе́исѧ ст҃лю нико́лае . ѿ бл҃га́го ко́рени бг҃ᲂлюби́ваго ѻ҆ц҃а феѡ́фана . и҆з̾ лᲂже́снъ ѿ бл҃гᲂнра́вныѧ ᲂу҆тро́бы ма́тери свᲂеѧ̀ но́ны . прᲂразꙋмѣ́лъ є҆сѝ пѹ́ть спасе́нїе и҆спо́лнисѧ мно́жество чꙋᲁе́съ . прпⷣбенъ бы́въ . сегѡ̀ ра́ᲁи ѡ҆ст҃и́сѧ и҆ ꙗ҆ви́сѧ ве́лїи таи́нникъ бж҃їѧ бл҃гᲂᲁа́ти . <text:span text:style-name="T1">ᲁрꙋгі́и , кᲂнᲁа́къ . гла́съ , г҃ . В</text:span>ели́къ ѡ҆брѣ́тесѧ в̾ бѣᲁа́хъ ты̀ пᲂмо́щникъ . ст҃лю хрⷭ҇то́въ нико́лае . и҆ пᲂчита́етъ тѧ всѧ̀ вселе́ннаѧ . ꙗ҆́кѡ пресла́внаго застꙋ́пника . и҆збавлѧ́ющаго всѣ́хъ призыва́ющихъ тѧ . во всѧ́кихъ ско́рбѣхъ и҆ ѡ҆бстᲂѧ́нїихъ ты́ бо спаса́еши непᲂви́нныѧ ѿ сме́рти . ꙗ҆́кѡ чꙋᲁᲂтво́рецъ и҆зѧ́щенъ преᲁи́венъ и҆ млⷭ҇тивъ 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iodion Ucs" svg:font-family="'Triodion Uc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9:41:51.425000000</meta:creation-date>
    <dc:date>2024-11-07T19:56:10</dc:date>
    <meta:editing-duration>PT4M7S</meta:editing-duration>
    <meta:editing-cycles>1</meta:editing-cycles>
    <meta:document-statistic meta:table-count="0" meta:image-count="0" meta:object-count="0" meta:page-count="2" meta:paragraph-count="3" meta:word-count="350" meta:character-count="1905" meta:non-whitespace-character-count="1558"/>
    <meta:generator>LibreOffice/24.8.2.1$Windows_X86_64 LibreOffice_project/0f794b6e29741098670a3b95d60478a65d05ef13</meta:generator>
  </office:meta>
</office:document-meta>
</file>